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059" svg:font-family="C059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cmex10" svg:font-family="cmex10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indent="16.499cm" style:auto-text-indent="false"/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5cm" style:contextual-spacing="false" fo:text-align="justify" style:justify-single-word="false" fo:text-indent="16.499cm" style:auto-text-indent="false" style:writing-mode="lr-tb"/>
      <style:text-properties style:font-name="Arial" fo:font-size="14pt" officeooo:paragraph-rsid="001190e5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color="#c9211e" loext:opacity="100%" style:font-name="Arial" fo:font-size="26pt" fo:font-weight="bold" officeooo:paragraph-rsid="001190e5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fo:font-size="28pt" style:font-size-asian="28pt" style:font-size-complex="28pt"/>
    </style:style>
    <style:style style:name="T4" style:family="text">
      <style:text-properties style:font-name="sans-seri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c9211e" loext:opacity="100%" style:font-name="sans-serif" fo:font-size="28pt" style:font-size-asian="28pt" style:font-size-complex="28pt"/>
    </style:style>
    <style:style style:name="T7" style:family="text">
      <style:text-properties fo:color="#c9211e" loext:opacity="100%" style:font-name="sans-serif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style:font-name="sans-seri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style:font-name="sans-seri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12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use-window-font-color="true" loext:opacity="0%" style:font-name="cmex10" fo:font-size="28pt" fo:font-weight="bold" style:font-size-asian="28pt" style:font-weight-asian="bold" style:font-size-complex="28pt" style:font-weight-complex="bold"/>
    </style:style>
    <style:style style:name="T14" style:family="text">
      <style:text-properties style:use-window-font-color="true" loext:opacity="0%" style:font-name="C05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use-window-font-color="true" loext:opacity="0%" style:font-name="C05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use-window-font-color="true" loext:opacity="0%" style:font-name="C059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loext:opacity="0%" style:font-name="C059" fo:font-style="italic" fo:font-weight="bold" style:font-style-asian="italic" style:font-weight-asian="bold" style:font-style-complex="italic" style:font-weight-complex="bold" loext:shadow="#808080 0.176cm 0.176cm"/>
    </style:style>
    <style:style style:name="T18" style:family="text">
      <style:text-properties style:use-window-font-color="true" loext:opacity="0%" style:font-name="C059" fo:font-style="italic" fo:font-weight="bold" style:font-style-asian="italic" style:font-weight-asian="bold" style:font-style-complex="italic" style:font-weight-complex="bold" loext:shadow="none"/>
    </style:style>
    <style:style style:name="T19" style:family="text">
      <style:text-properties style:use-window-font-color="true" loext:opacity="0%" style:font-name="C059" fo:font-style="italic" fo:font-weight="bold" style:font-style-asian="italic" style:font-weight-asian="bold" style:font-style-complex="italic" style:font-weight-complex="bold" loext:padding="0.049cm" loext:border="0.06pt solid #000000" loext:shadow="none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190e5"/>
    </style:style>
    <style:style style:name="T22" style:family="text">
      <style:text-properties style:font-name="Arial" fo:font-size="14pt" style:font-size-asian="14pt" style:font-size-complex="14pt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cmex10"/>
    </style:style>
    <style:style style:name="T25" style:family="text">
      <style:text-properties style:font-name="cmex10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font-name="cmex10" fo:font-size="28pt" fo:font-weight="bold" style:font-size-asian="28pt" style:font-weight-asian="bold" style:font-size-complex="28pt" style:font-weight-complex="bold"/>
    </style:style>
    <style:style style:name="T27" style:family="text">
      <style:text-properties style:font-name="C059"/>
    </style:style>
    <style:style style:name="T28" style:family="text">
      <style:text-properties style:font-name="C059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C059"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C05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style:font-name="C059" fo:font-style="italic" style:font-style-asian="italic" style:font-style-complex="italic"/>
    </style:style>
    <style:style style:name="T32" style:family="text">
      <style:text-properties style:font-name="C059" fo:font-style="italic" officeooo:rsid="001190e5" style:font-style-asian="italic" style:font-style-complex="italic"/>
    </style:style>
    <style:style style:name="T33" style:family="text">
      <style:text-properties style:font-name="C059" fo:font-style="italic" officeooo:rsid="001190e5" style:font-style-asian="italic" style:font-style-complex="italic" loext:shadow="#808080 0.176cm 0.176cm"/>
    </style:style>
    <style:style style:name="T34" style:family="text">
      <style:text-properties style:font-name="C059" fo:font-style="italic" officeooo:rsid="001190e5" style:font-style-asian="italic" style:font-style-complex="italic" loext:shadow="none"/>
    </style:style>
    <style:style style:name="T35" style:family="text">
      <style:text-properties style:font-name="C059" fo:font-style="italic" officeooo:rsid="001190e5" style:font-style-asian="italic" style:font-style-complex="italic" loext:padding="0.049cm" loext:border="0.06pt solid #000000" loext:shadow="none"/>
    </style:style>
    <style:style style:name="T36" style:family="text">
      <style:text-properties style:font-name="C059" fo:font-style="italic" style:font-style-asian="italic" style:font-style-complex="italic" loext:shadow="#808080 0.176cm 0.176cm"/>
    </style:style>
    <style:style style:name="T37" style:family="text">
      <style:text-properties style:font-name="C059" fo:font-style="italic" style:font-style-asian="italic" style:font-style-complex="italic" loext:shadow="none"/>
    </style:style>
    <style:style style:name="T38" style:family="text">
      <style:text-properties style:font-name="C059" fo:font-style="italic" style:font-style-asian="italic" style:font-style-complex="italic" loext:padding="0.049cm" loext:border="0.06pt solid #000000" loext:shadow="none"/>
    </style:style>
    <style:style style:name="T39" style:family="text">
      <style:text-properties style:font-name="C059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0" style:family="text">
      <style:text-properties style:font-name="C059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shadow="#808080 0.176cm 0.176cm"/>
    </style:style>
    <style:style style:name="T41" style:family="text">
      <style:text-properties style:font-name="C059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shadow="none"/>
    </style:style>
    <style:style style:name="T42" style:family="text">
      <style:text-properties style:font-name="C059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padding="0.049cm" loext:border="0.06pt solid #000000" loext:shadow="none"/>
    </style:style>
    <style:style style:name="T43" style:family="text">
      <style:text-properties style:font-name="C059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C059" fo:font-style="italic" fo:font-weight="bold" style:font-style-asian="italic" style:font-weight-asian="bold" style:font-style-complex="italic" style:font-weight-complex="bold" loext:shadow="#808080 0.176cm 0.176cm"/>
    </style:style>
    <style:style style:name="T45" style:family="text">
      <style:text-properties style:font-name="C059" fo:font-style="italic" fo:font-weight="bold" style:font-style-asian="italic" style:font-weight-asian="bold" style:font-style-complex="italic" style:font-weight-complex="bold" loext:shadow="none"/>
    </style:style>
    <style:style style:name="T46" style:family="text">
      <style:text-properties style:font-name="C059" fo:font-style="italic" fo:font-weight="bold" style:font-style-asian="italic" style:font-weight-asian="bold" style:font-style-complex="italic" style:font-weight-complex="bold" loext:padding="0.049cm" loext:border="0.06pt solid #000000" loext:shadow="none"/>
    </style:style>
    <style:style style:name="T47" style:family="text">
      <style:text-properties style:text-underline-style="solid" style:text-underline-type="double" style:text-underline-width="auto" style:text-underline-color="font-color"/>
    </style:style>
    <style:style style:name="T48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49" style:family="text">
      <style:text-properties fo:color="#ffff00" loext:opacity="100%" style:font-name="C059" fo:font-style="italic" style:font-style-asian="italic" style:font-style-complex="italic"/>
    </style:style>
    <style:style style:name="T50" style:family="text">
      <style:text-properties fo:color="#ffff00" loext:opacity="100%" style:font-name="C059" fo:font-style="italic" style:font-style-asian="italic" style:font-style-complex="italic" loext:shadow="#808080 0.176cm 0.176cm"/>
    </style:style>
    <style:style style:name="T51" style:family="text">
      <style:text-properties fo:color="#ffff00" loext:opacity="100%" style:font-name="C059" fo:font-style="italic" style:font-style-asian="italic" style:font-style-complex="italic" loext:shadow="none"/>
    </style:style>
    <style:style style:name="T52" style:family="text">
      <style:text-properties fo:color="#ffff00" loext:opacity="100%" style:font-name="C059" fo:font-style="italic" style:font-style-asian="italic" style:font-style-complex="italic" loext:padding="0.049cm" loext:border="0.06pt solid #000000" loext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01R_mcid6"/>CONFIRA OS SINTOMAS DA<text:bookmark text:name="page101R_mcid7"/> DENGU<text:span text:style-name="T21">E</text:span></text:p>
      <text:p text:style-name="P1"><text:line-break/>O tempo médio do ciclo é de 5 a 6 dias, e o intervalo entre a picada e a<text:bookmark text:name="page101R_mcid9"/><text:line-break/>manifestação da doença chama<text:bookmark text:name="page101R_mcid10"/>-<text:bookmark text:name="page101R_mcid11"/>se período de incubação. É só depois desse<text:bookmark text:name="page101R_mcid12"/><text:line-break/>período que os sintomas aparecem. Geralmente os sintomas se manifestam a partir do 3<text:bookmark text:name="page101R_mcid14"/>°<text:bookmark text:name="page101R_mcid15"/> dia depois da <text:span text:style-name="T48">picada do mosquitos.</text:span></text:p>
      <text:p text:style-name="P3"><text:bookmark text:name="page101R_mcid16"/><text:line-break/><text:span text:style-name="T38">Na </text:span><text:span text:style-name="T42">dengue hemorrágica</text:span><text:span text:style-name="T38">, o quadro clínico se agrava rapidamente,</text:span><text:bookmark text:name="page101R_mcid17"/><text:span text:style-name="T38"><text:line-break/></text:span><text:span text:style-name="T19">apresentando sinais de insuficiência circulatória e choqu</text:span><text:span text:style-name="T46">e</text:span><text:span text:style-name="T38">, podendo levar a pessoa à </text:span><text:span text:style-name="T52">morte em até 24 horas.</text:span><text:span text:style-name="T38"> De acordo com </text:span><text:soft-page-break/><text:span text:style-name="T38">estatísticas do Ministério d</text:span><text:span text:style-name="T35">a </text:span><text:span text:style-name="T38">Saúde, cerca de 5% DAS PESSOAS COM DENGUE HEMORRÁGICA MORREM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059" svg:font-family="C059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cmex10" svg:font-family="cmex10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4:44.641586250</meta:creation-date>
    <dc:date>2023-04-26T09:25:18.367434632</dc:date>
    <meta:editing-duration>PT40M36S</meta:editing-duration>
    <meta:editing-cycles>1</meta:editing-cycles>
    <meta:document-statistic meta:table-count="0" meta:image-count="0" meta:object-count="0" meta:page-count="2" meta:paragraph-count="3" meta:word-count="98" meta:character-count="572" meta:non-whitespace-character-count="475"/>
    <meta:generator>LibreOffice/7.4.5.1$Linux_X86_64 LibreOffice_project/40$Build-1</meta:generator>
  </office:meta>
</office:document-meta>
</file>